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04" calcext:value-type="float">
            <text:p>404</text:p>
          </table:table-cell>
          <table:table-cell table:style-name="ce7" table:formula="of:=COUNTIF([.B7:.B454];&quot;X&quot;)" office:value-type="float" office:value="339" calcext:value-type="float">
            <text:p>339</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35" calcext:value-type="float">
            <text:p>43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4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20">00/00/0000</text:date>, <text:time style:data-style-name="N2" text:time-value="19:35:05.38322586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20T20:02:10.001981786</dc:date>
    <meta:editing-duration>PT13H49M58S</meta:editing-duration>
    <meta:editing-cycles>376</meta:editing-cycles>
    <meta:document-statistic meta:table-count="1" meta:cell-count="2418" meta:object-count="0"/>
  </office:meta>
</office:document-meta>
</file>